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33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ilters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160M_Cauer_7pole_HP</text:p>
          </table:table-cell>
          <table:table-cell office:value-type="float" office:value="3000" calcext:value-type="float">
            <text:p>3000</text:p>
          </table:table-cell>
          <table:table-cell office:value-type="float" office:value="0.012" calcext:value-type="float">
            <text:p>0.012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6200" calcext:value-type="float">
            <text:p>6200</text:p>
          </table:table-cell>
          <table:table-cell office:value-type="float" office:value="3.96268" calcext:value-type="float">
            <text:p>3.96268</text:p>
          </table:table-cell>
          <table:table-cell office:value-type="float" office:value="5.70529" calcext:value-type="float">
            <text:p>5.70529</text:p>
          </table:table-cell>
          <table:table-cell office:value-type="float" office:value="6.06717" calcext:value-type="float">
            <text:p>6.06717</text:p>
          </table:table-cell>
        </table:table-row>
        <table:table-row table:style-name="ro1">
          <table:table-cell office:value-type="string" calcext:value-type="string">
            <text:p>80M_Cauer_5pole_HP</text:p>
          </table:table-cell>
          <table:table-cell office:value-type="float" office:value="1500" calcext:value-type="float">
            <text:p>1500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.95744" calcext:value-type="float">
            <text:p>1.95744</text:p>
          </table:table-cell>
          <table:table-cell office:value-type="float" office:value="2.54473" calcext:value-type="float">
            <text:p>2.54473</text:p>
          </table:table-cell>
          <table:table-cell/>
        </table:table-row>
        <table:table-row table:style-name="ro1">
          <table:table-cell office:value-type="string" calcext:value-type="string">
            <text:p>60M_Cauer_5pole_HP</text:p>
          </table:table-cell>
          <table:table-cell office:value-type="float" office:value="1000" calcext:value-type="float">
            <text:p>100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office:value-type="float" office:value="1.3227" calcext:value-type="float">
            <text:p>1.3227</text:p>
          </table:table-cell>
          <table:table-cell office:value-type="float" office:value="1.78718" calcext:value-type="float">
            <text:p>1.78718</text:p>
          </table:table-cell>
          <table:table-cell/>
        </table:table-row>
        <table:table-row table:style-name="ro1">
          <table:table-cell office:value-type="string" calcext:value-type="string">
            <text:p>40M_Cauer_5pole_HP</text:p>
          </table:table-cell>
          <table:table-cell office:value-type="float" office:value="680" calcext:value-type="float">
            <text:p>680</text:p>
          </table:table-cell>
          <table:table-cell office:value-type="float" office:value="3900" calcext:value-type="float">
            <text:p>3900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963121" calcext:value-type="float">
            <text:p>0.963121</text:p>
          </table:table-cell>
          <table:table-cell office:value-type="float" office:value="1.32644" calcext:value-type="float">
            <text:p>1.32644</text:p>
          </table:table-cell>
          <table:table-cell/>
        </table:table-row>
        <table:table-row table:style-name="ro1">
          <table:table-cell office:value-type="string" calcext:value-type="string">
            <text:p>30M_Cauer_5pole_HP</text:p>
          </table:table-cell>
          <table:table-cell table:style-name="ce1" office:value-type="float" office:value="510" calcext:value-type="float">
            <text:p>510</text:p>
          </table:table-cell>
          <table:table-cell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office:value-type="float" office:value="0.683599" calcext:value-type="float">
            <text:p>0.683599</text:p>
          </table:table-cell>
          <table:table-cell office:value-type="float" office:value="0.950955" calcext:value-type="float">
            <text:p>0.950955</text:p>
          </table:table-cell>
          <table:table-cell/>
        </table:table-row>
        <table:table-row table:style-name="ro1">
          <table:table-cell office:value-type="string" calcext:value-type="string">
            <text:p>17M_Cauer_5pole_HP</text:p>
          </table:table-cell>
          <table:table-cell office:value-type="float" office:value="270" calcext:value-type="float">
            <text:p>270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text:p>130</text:p>
          </table:table-cell>
          <table:table-cell office:value-type="float" office:value="510" calcext:value-type="float">
            <text:p>51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0.389643" calcext:value-type="float">
            <text:p>0.389643</text:p>
          </table:table-cell>
          <table:table-cell office:value-type="float" office:value="0.489027" calcext:value-type="float">
            <text:p>0.489027</text:p>
          </table:table-cell>
          <table:table-cell/>
        </table:table-row>
        <table:table-row table:style-name="ro1">
          <table:table-cell office:value-type="string" calcext:value-type="string">
            <text:p>12M_Cauer_5pole_HP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0.288928" calcext:value-type="float">
            <text:p>0.288928</text:p>
          </table:table-cell>
          <table:table-cell office:value-type="float" office:value="0.378509" calcext:value-type="float">
            <text:p>0.37850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0+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x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2x12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x120+5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00+2x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500+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x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1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x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4700+1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table:number-columns-repeated="7"/>
        </table:table-row>
        <table:table-row table:style-name="ro1">
          <table:table-cell/>
          <table:table-cell table:formula="of:=[.D39]-COUNT([.B12:.B38])" office:value-type="float" office:value="14" calcext:value-type="float">
            <text:p>14</text:p>
          </table:table-cell>
          <table:table-cell table:formula="of:=SUM([.C12:.C38])" office:value-type="float" office:value="38" calcext:value-type="float">
            <text:p>38</text:p>
          </table:table-cell>
          <table:table-cell table:formula="of:=COUNT([.D12:.D38])" office:value-type="float" office:value="27" calcext:value-type="float">
            <text:p>27</text:p>
          </table:table-cell>
          <table:table-cell table:number-columns-repeated="7"/>
        </table:table-row>
      </table:table>
      <table:table table:name="Stock" table:style-name="ta1"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1017" table:default-cell-style-name="ce5"/>
        <table:table-row table:style-name="ro1">
          <table:table-cell table:style-name="ce3" office:value-type="string" calcext:value-type="string" table:number-columns-spanned="2" table:number-rows-spanned="1">
            <text:p>Capacitors in stock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olerance%</text:p>
          </table:table-cell>
          <table:table-cell table:style-name="ce4" office:value-type="string" calcext:value-type="string">
            <text:p>Part#</text:p>
          </table:table-cell>
          <table:table-cell table:style-name="ce4" office:value-type="string" calcext:value-type="string">
            <text:p>Supplier</text:p>
          </table:table-cell>
          <table:table-cell table:style-name="ce4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+/- .25pF</text:p>
          </table:table-cell>
          <table:table-cell office:value-type="string" calcext:value-type="string">
            <text:p>478-517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00832" calcext:value-type="float">
            <text:p>180083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1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0-64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2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0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875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582751" calcext:value-type="float">
            <text:p>158275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27" calcext:value-type="float">
            <text:p>14147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72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5039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64014" calcext:value-type="float">
            <text:p>116401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621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3KV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56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91" calcext:value-type="float">
            <text:p>221889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04" calcext:value-type="float">
            <text:p>141470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1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G</text:p>
          </table:table-cell>
          <table:table-cell office:value-type="float" office:value="5" calcext:value-type="float">
            <text:p>5</text:p>
          </table:table-cell>
          <table:table-cell office:value-type="float" office:value="7414146" calcext:value-type="float">
            <text:p>7414146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645" calcext:value-type="float">
            <text:p>187564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79" calcext:value-type="float">
            <text:p>221887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907370" calcext:value-type="float">
            <text:p>190737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216450" calcext:value-type="float">
            <text:p>121645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2" calcext:value-type="float">
            <text:p>221888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057297" calcext:value-type="float">
            <text:p>205729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6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35" calcext:value-type="float">
            <text:p>141473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650955" calcext:value-type="float">
            <text:p>165095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9" calcext:value-type="float">
            <text:p>22188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398" calcext:value-type="float">
            <text:p>1875398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71989" calcext:value-type="float">
            <text:p>11719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1024" calcext:value-type="float">
            <text:p>221102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112827" calcext:value-type="float">
            <text:p>21128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-415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0941" calcext:value-type="float">
            <text:p>22109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644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44422" calcext:value-type="float">
            <text:p>184442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" calcext:value-type="float">
            <text:p>47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0" calcext:value-type="float">
            <text:p>6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00" calcext:value-type="float">
            <text:p>8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3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08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64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" calcext:value-type="float">
            <text:p>22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0" calcext:value-type="float">
            <text:p>47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8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00" calcext:value-type="float">
            <text:p>47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9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0" calcext:value-type="float">
            <text:p>22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05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ilters.B11:Filters.B3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tock.A3:Stock.H6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9:31:19.756038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6-09-24T20:18:16.950173415</meta:creation-date>
    <dc:date>2016-09-26T14:43:24.394523458</dc:date>
    <dc:creator>Graeme </dc:creator>
    <meta:editing-duration>PT6H50M35S</meta:editing-duration>
    <meta:editing-cycles>14</meta:editing-cycles>
    <meta:generator>LibreOffice/5.0.3.2$Linux_X86_64 LibreOffice_project/00m0$Build-2</meta:generator>
    <meta:document-statistic meta:table-count="2" meta:cell-count="686" meta:object-count="0"/>
  </office:meta>
</office:document-meta>
</file>